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officeooo:paragraph-rsid="0010f3c4"/>
    </style:style>
    <style:style style:name="P3" style:family="paragraph" style:parent-style-name="Standard">
      <style:paragraph-properties fo:text-align="justify" style:justify-single-word="false"/>
      <style:text-properties officeooo:paragraph-rsid="00125c18"/>
    </style:style>
    <style:style style:name="P4" style:family="paragraph" style:parent-style-name="Standard">
      <style:paragraph-properties fo:text-align="center" style:justify-single-word="false"/>
      <style:text-properties style:font-name="Times New Roman" fo:font-size="14pt" fo:font-weight="bold" officeooo:rsid="0010f3c4"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2pt" fo:font-weight="normal" officeooo:rsid="0010f3c4" officeooo:paragraph-rsid="0010f3c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125c18" officeooo:paragraph-rsid="0010f3c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153c28" officeooo:paragraph-rsid="00125c1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53c28" officeooo:paragraph-rsid="00153c2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53c28" officeooo:paragraph-rsid="0018db5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682e3" officeooo:paragraph-rsid="00153c2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8db51" officeooo:paragraph-rsid="0018db51"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8db51" officeooo:paragraph-rsid="00125c1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53c28" officeooo:paragraph-rsid="0018db51" style:font-size-asian="10.5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officeooo:rsid="0010f3c4"/>
    </style:style>
    <style:style style:name="T3" style:family="text">
      <style:text-properties style:font-name="Times New Roman" fo:font-size="14pt" fo:font-weight="bold" officeooo:rsid="0010f3c4" style:font-size-asian="14pt" style:font-weight-asian="bold" style:font-size-complex="14pt" style:font-weight-complex="bold"/>
    </style:style>
    <style:style style:name="T4" style:family="text">
      <style:text-properties style:font-name="Times New Roman" fo:font-size="12pt" fo:font-weight="normal" officeooo:rsid="0010f3c4" style:font-size-asian="10.5pt" style:font-weight-asian="normal" style:font-size-complex="12pt" style:font-weight-complex="normal"/>
    </style:style>
    <style:style style:name="T5" style:family="text">
      <style:text-properties style:font-name="Times New Roman" fo:font-size="12pt" fo:font-weight="normal" officeooo:rsid="001a4a10" style:font-size-asian="10.5pt" style:font-weight-asian="normal" style:font-size-complex="12pt" style:font-weight-complex="normal"/>
    </style:style>
    <style:style style:name="T6" style:family="text">
      <style:text-properties style:font-name="Times New Roman" fo:font-size="12pt" fo:font-weight="normal" officeooo:rsid="001bf738" style:font-size-asian="10.5pt" style:font-weight-asian="normal" style:font-size-complex="12pt" style:font-weight-complex="normal"/>
    </style:style>
    <style:style style:name="T7" style:family="text">
      <style:text-properties style:font-name="Times New Roman" fo:font-size="12pt" fo:font-weight="normal" officeooo:rsid="001ca2c8" style:font-size-asian="10.5pt" style:font-weight-asian="normal" style:font-size-complex="12pt" style:font-weight-complex="normal"/>
    </style:style>
    <style:style style:name="T8" style:family="text">
      <style:text-properties style:font-name="Times New Roman" fo:font-size="12pt" fo:font-weight="normal" officeooo:rsid="001cd16a" style:font-size-asian="10.5pt" style:font-weight-asian="normal" style:font-size-complex="12pt" style:font-weight-complex="normal"/>
    </style:style>
    <style:style style:name="T9" style:family="text">
      <style:text-properties style:font-name="Times New Roman" fo:font-size="18pt" fo:font-weight="bold" officeooo:rsid="0010f3c4" style:font-size-asian="18pt" style:font-weight-asian="bold" style:font-size-complex="18pt" style:font-weight-complex="bold"/>
    </style:style>
    <style:style style:name="T10" style:family="text">
      <style:text-properties style:font-name="Times New Roman" fo:font-size="18pt" fo:font-weight="normal" officeooo:rsid="00125c18" style:font-size-asian="18pt" style:font-weight-asian="normal" style:font-size-complex="18pt" style:font-weight-complex="normal"/>
    </style:style>
    <style:style style:name="T11" style:family="text">
      <style:text-properties style:font-name="Times New Roman" officeooo:rsid="001a4a1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ula </text:span><text:span text:style-name="T11">4</text:span><text:span text:style-name="T1"> Lab AOC1 – </text:span><text:span text:style-name="T2">João Paulo Gonçalves de Souza</text:span></text:p>
      <text:p text:style-name="P4"/>
      <text:p text:style-name="P4"/>
      <text:p text:style-name="P2"><text:span text:style-name="T3"><text:tab/></text:span><text:span text:style-name="T9">1)</text:span><text:span text:style-name="T3"> <text:s text:c="4"/></text:span><text:span text:style-name="T5">A função f recebe como parâmetro um inteiro y que vai servir para ser um ponto de parada de um laço de repetição. Ela também inicializa um vetor de 32 posições mas com apenas as duas primeiras posições definidas como inteiros (-1, na posição 0 e -1 na posição 1). Dentro do laço de repetição, no elemento atual do array a é sempre definido como a soma dos dois elementos imediatamente anteriores a ele. Ao final, retorna o elemento que está contido na posição a[y].</text:span></text:p>
      <text:p text:style-name="P5"/>
      <text:p text:style-name="P5"/>
      <text:p text:style-name="P2"><text:span text:style-name="T4"><text:tab/></text:span><text:span text:style-name="T9">2) <text:s text:c="4"/></text:span><text:span text:style-name="T5">Caso o valor de y seja 32, será retornado a[32], porém este valor não está reservado para esta variável. Neste caso é retornado um lixo de memória contido nesta posição. Os valores intermediários assumidos por a[i] são iguais a 0 e i varia entre 2 e 31.</text:span></text:p>
      <text:p text:style-name="P6"/>
      <text:p text:style-name="P3"><text:span text:style-name="T10"><text:tab/>3</text:span><text:span text:style-name="T9">) <text:s text:c="4"/></text:span><text:span text:style-name="T6">O </text:span><text:span text:style-name="T7">que acon</text:span><text:span text:style-name="T8">tecerá é que ao acessar o índice 32 do array, estamos acessando uma área da memória que não pertence a ele e ainda mais, alterando o seu valor. De modo que, ao alterar o valor, perdemos a referência do endereço de retorno para a chamada do procedimento que ali estava.</text:span></text:p>
      <text:p text:style-name="P12"/>
      <text:p text:style-name="P12"/>
      <text:p text:style-name="P12"/>
      <text:p text:style-name="P11">Apêndice (1): código em MIPS do exercício</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21:53:59.942822171</meta:creation-date>
    <dc:date>2022-05-05T19:08:59.961258884</dc:date>
    <meta:editing-duration>PT23M13S</meta:editing-duration>
    <meta:editing-cycles>7</meta:editing-cycles>
    <meta:generator>LibreOffice/6.4.7.2$Linux_X86_64 LibreOffice_project/40$Build-2</meta:generator>
    <meta:document-statistic meta:table-count="0" meta:image-count="0" meta:object-count="0" meta:page-count="1" meta:paragraph-count="5" meta:word-count="203" meta:character-count="1108" meta:non-whitespace-character-count="894"/>
  </office:meta>
</office:document-meta>
</file>